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8.816cm"/>
    </style:style>
    <style:style style:name="Tabela3.B" style:family="table-column">
      <style:table-column-properties style:column-width="8.756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8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254cm" fo:margin-bottom="0.254cm"/>
    </style:style>
    <style:style style:name="P11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2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3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5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6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7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7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04/06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14h 0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15h 00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</text:span></text:span><text:span text:style-name="Fonte_20_parág._20_padrão"><text:span text:style-name="T5">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6">Participantes</text:p>
          </table:table-cell>
          <table:covered-table-cell/>
        </table:table-row>
        <table:table-row>
          <table:table-cell table:style-name="Tabela3.A6" office:value-type="string">
            <text:list xml:id="list1940961284978334239" text:style-name="L1">
              <text:list-item>
                <text:p text:style-name="P16">Daniel de Oliveira Vasconcelos</text:p>
              </text:list-item>
            </text:list>
          </table:table-cell>
          <table:table-cell table:style-name="Tabela3.A6" office:value-type="string">
            <text:p text:style-name="P14">Scrum Master</text:p>
          </table:table-cell>
        </table:table-row>
        <table:table-row>
          <table:table-cell table:style-name="Tabela3.A6" office:value-type="string">
            <text:list xml:id="list34652260" text:continue-numbering="true" text:style-name="L1">
              <text:list-item>
                <text:p text:style-name="P16">Rafael Canêdo Moraes Mereb</text:p>
              </text:list-item>
            </text:list>
          </table:table-cell>
          <table:table-cell table:style-name="Tabela3.A2" office:value-type="string">
            <text:p text:style-name="P15">Product Owner</text:p>
          </table:table-cell>
        </table:table-row>
        <table:table-row>
          <table:table-cell table:style-name="Tabela3.A8" table:number-columns-spanned="2" office:value-type="string">
            <text:p text:style-name="P6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1 – Sprint Planning 1 do Sprint 3;</text:p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6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1">A reunião foi iniciada às 14h 00min. </text:p>
            <text:p text:style-name="P11">Segue abaixo relato da reunião:</text:p>
            <text:list xml:id="list1150856828876321936" text:style-name="L2">
              <text:list-item>
                <text:p text:style-name="P17">Foram estabelecidos quais serão os casos de uso a serem trabalhos na terceira sprint. Os casos de uso são: Visualizar Atrações, Visualizar Sessões e Manter Cadastro de Funcionário. Sendo que o caso de uso Visualizar Sessões está praticamente concluído, desta forma serão feitas somente modificações caso seja necessário.</text:p>
              </text:list-item>
            </text:list>
            <text:p text:style-name="P11">A reunião encerrou às 14h 45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0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, ajustes </text:span></text:span><text:span text:style-name="Fonte_20_parág._20_padrão"><text:span text:style-name="T4">e</text:span></text:span><text:span text:style-name="Fonte_20_parág._20_padrão"><text:span text:style-name="T4"> fineza, contatar a equipe de projeto para os ajustes.</text:span></text:span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Sprint 3 - Sprint Planning 1 - 04.06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dd/mm/aaa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6-04T14:48:29.64</dc:date>
    <meta:print-date>2015-03-17T19:53:00Z</meta:print-date>
    <meta:editing-cycles>8</meta:editing-cycles>
    <meta:editing-duration>PT41M6S</meta:editing-duration>
    <meta:document-statistic meta:table-count="3" meta:image-count="0" meta:object-count="0" meta:page-count="1" meta:paragraph-count="26" meta:word-count="172" meta:character-count="1111"/>
    <meta:template xlink:type="simple" xlink:actuate="onRequest" xlink:title="" xlink:href="Normal.dotm"/>
  </office:meta>
</office:document-meta>
</file>